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style="italic" style:font-size-asian="14pt" style:font-style-asian="italic" style:font-size-complex="14pt" style:font-style-complex="italic"/>
    </style:style>
    <style:style style:name="P3" style:family="paragraph" style:parent-style-name="Standard">
      <style:paragraph-properties fo:padding-left="0cm" fo:padding-right="0cm" fo:padding-top="0cm" fo:padding-bottom="0.035cm" fo:border-left="none" fo:border-right="none" fo:border-top="none" fo:border-bottom="0.74pt solid #000000"/>
    </style:style>
    <style:style style:name="P4"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5" style:family="paragraph" style:parent-style-name="Heading_20_3">
      <loext:graphic-properties draw:fill="solid" draw:fill-color="#ffffff"/>
      <style:paragraph-properties fo:margin-top="0.582cm" fo:margin-bottom="0.291cm" loext:contextual-spacing="false" style:line-height-at-least="0.508cm" fo:background-color="#ffffff"/>
      <style:text-properties fo:font-size="16pt" fo:font-weight="normal" style:font-size-asian="16pt" style:font-weight-asian="normal" style:font-size-complex="16pt" style:font-weight-complex="normal"/>
    </style:style>
    <style:style style:name="P6" style:family="paragraph" style:parent-style-name="Heading_20_3">
      <loext:graphic-properties draw:fill="solid" draw:fill-color="#ffffff"/>
      <style:paragraph-properties fo:margin-top="0.582cm" fo:margin-bottom="0.291cm" loext:contextual-spacing="false" style:line-height-at-least="0.508cm" fo:background-color="#ffffff"/>
      <style:text-properties fo:font-size="16pt" style:font-size-asian="16pt" style:font-size-complex="16pt"/>
    </style:style>
    <style:style style:name="P7" style:family="paragraph" style:parent-style-name="Standard" style:master-page-name="Standard">
      <style:paragraph-properties style:page-number="auto"/>
    </style:style>
    <style:style style:name="P8" style:family="paragraph" style:parent-style-name="Text_20_body">
      <style:text-properties fo:font-size="14pt" officeooo:rsid="000dd1a9" officeooo:paragraph-rsid="000dd1a9" style:font-size-asian="12.25pt" style:font-size-complex="14pt"/>
    </style:style>
    <style:style style:name="P9" style:family="paragraph" style:parent-style-name="Text_20_body">
      <style:text-properties officeooo:paragraph-rsid="00102ac8"/>
    </style:style>
    <style:style style:name="T1" style:family="text">
      <style:text-properties fo:color="#000000" style:font-name="Georgia"/>
    </style:style>
    <style:style style:name="T2" style:family="text">
      <style:text-properties fo:color="#000000" style:font-name="Georgia" fo:font-size="16pt" style:font-size-asian="16pt" style:font-size-complex="16pt"/>
    </style:style>
    <style:style style:name="T3" style:family="text">
      <style:text-properties fo:color="#000000" style:font-name="Georgia" fo:font-size="16pt" officeooo:rsid="000be53c" style:font-size-asian="16pt" style:font-size-complex="16pt"/>
    </style:style>
    <style:style style:name="T4" style:family="text">
      <style:text-properties fo:color="#000000" style:font-name="Georgia" fo:font-weight="normal" style:font-weight-asian="normal" style:font-weight-complex="normal"/>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officeooo:rsid="00102ac8" style:font-size-asian="12.25pt" style:font-size-complex="14pt"/>
    </style:style>
    <style:style style:name="T7" style:family="text">
      <style:text-properties officeooo:rsid="00102a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Standard"><text:span text:style-name="T2">Lab number : </text:span><text:span text:style-name="T3">6</text:span></text:p>
      <text:p text:style-name="P3"><text:span text:style-name="T2">Lab Title <text:s text:c="5"/>: <text:s/></text:span><text:span text:style-name="T3">Ping in NS2</text:span></text:p>
      <text:h text:style-name="P5" text:outline-level="3"><text:span text:style-name="T1">Abstract:</text:span></text:h>
      <text:p text:style-name="P8">This activity focus on the networking control protocol that supports and manages the communications along different networks. The support is done by the Internet Control Message Protocol (ICMP) that holds the control status of the current packet being exchanged.</text:p>
      <text:h text:style-name="P6" text:outline-level="3"><text:span text:style-name="T4">Aim objectives and goal:</text:span></text:h>
      <text:p text:style-name="P9"><text:span text:style-name="T6">The main goal of this lab is to experiment and investigate about the ICMP protocol, by using the echo request that is mostly know as “ping”. Firstly the instruction is to run ping a known website using the local machine’s terminal. Following that, the goal is to run the tcl file and observe the outcome of the nodes pinging each other on a small network. The last goal is to investigate about the round trip time (RTT) and derive the path’s throughput using the RTT.</text:span></text:p>
      <text:h text:style-name="P4" text:outline-level="3">Observation/ Results and Discussion:</text:h>
      <text:p text:style-name="P2">Write your observation and discussion to show your understanding, use and add whatever you think helps you to present a good understanding (e.g. screenshots, references …etc.)</text:p>
      <text:p text:style-name="P1"/>
      <text:p text:style-name="Standard"/>
      <text:p text:style-name="Standard"/>
      <text:p text:style-name="Standard"><text:span text:style-name="T5">Note that this is an individual lab which means that </text:span><text:bookmark text:name="_GoBack"/><text:span text:style-name="T5">MUST be your own 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dress Skloul Ibrahim</meta:initial-creator>
    <meta:editing-cycles>11</meta:editing-cycles>
    <meta:print-date>2017-10-19T15:15:00</meta:print-date>
    <meta:creation-date>2019-09-20T11:35:00</meta:creation-date>
    <dc:date>2020-11-14T12:56:06.430807976</dc:date>
    <meta:editing-duration>PT51M59S</meta:editing-duration>
    <meta:generator>LibreOffice/6.4.6.2$Linux_X86_64 LibreOffice_project/40$Build-2</meta:generator>
    <meta:document-statistic meta:table-count="0" meta:image-count="0" meta:object-count="0" meta:page-count="1" meta:paragraph-count="9" meta:word-count="184" meta:character-count="1091" meta:non-whitespace-character-count="9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87D0808.dotm" xlink:href=""/>
  </office:meta>
</office:document-meta>
</file>